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52a" officeooo:paragraph-rsid="000e252a"/>
    </style:style>
    <style:style style:name="P2" style:family="paragraph" style:parent-style-name="Standard">
      <style:text-properties officeooo:rsid="000fca7b" officeooo:paragraph-rsid="000fca7b"/>
    </style:style>
    <style:style style:name="P3" style:family="paragraph" style:parent-style-name="Standard">
      <style:text-properties officeooo:rsid="00119ba2" officeooo:paragraph-rsid="00119ba2"/>
    </style:style>
    <style:style style:name="P4" style:family="paragraph" style:parent-style-name="Standard">
      <style:text-properties officeooo:rsid="00122599" officeooo:paragraph-rsid="00122599"/>
    </style:style>
    <style:style style:name="P5" style:family="paragraph" style:parent-style-name="Standard">
      <style:text-properties officeooo:rsid="00126d39" officeooo:paragraph-rsid="00126d39"/>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pressure safety valve sizing</text:p>
      <text:p text:style-name="P1"/>
      <text:p text:style-name="P1">Entrée-sortie sur une valve plus une sortie de secours ouverte en cas de surpression.</text:p>
      <text:p text:style-name="P1">Liée à l'atmosphère si vapeur d'eau, torchère si inflammable et tour de lavable/neutralisation <text:s/>pour les fluides toxiques</text:p>
      <text:p text:style-name="P1"/>
      <text:p text:style-name="P1">Clapet fermé qui va s'ouvrir légèrement en cas de surpression. Une fois légèrement ouvert, le ressort ne va plus tenir et le clapet va s'ouvrir entièrement.</text:p>
      <text:p text:style-name="P1"/>
      <text:p text:style-name="P1">Soupape ne doit être ni trop petite, ni trop grosse.</text:p>
      <text:p text:style-name="P1"><text:tab/>2 tonnes heures à évacuer en cas de problème, et soupape seulement capable d'évacuer 1 tonne/heure, la pression va donc quand même augmenter</text:p>
      <text:p text:style-name="P1"/>
      <text:p text:style-name="P1">Si trop grosse, évacuation trop grande, gaspillage d'argent pour le dimensionnement de tous les autres équipements en aval (torchère etc)</text:p>
      <text:p text:style-name="P1"/>
      <text:p text:style-name="P1">Chattering : vibration ouverture/fermeture de la soupape de sécurité. Celle ci va rapidement casser en cas de chattering. Dès que la pression va augmenter, la soupape va s'ouvrir et laisser passer de la matière, puis se refermer une fois la pression descendue. </text:p>
      <text:p text:style-name="P1">La soupape doit pouvoir gérer un pic de pression sans casser afin de pouvoir continuer le procédé si le pic est unique</text:p>
      <text:p text:style-name="P1"/>
      <text:p text:style-name="P1">3 types de vannes : manuelle, électronique et sécurité (pression)</text:p>
      <text:p text:style-name="P1">Équipements indépendants les uns des autres, notamment avec les soupapes électroniques</text:p>
      <text:p text:style-name="P1">Soupape de sécurité est la barrière ultime, utilisée seulement si les équipements électroniques (valves contrôlées par opérateur/ordinateurs)</text:p>
      <text:p text:style-name="P1"/>
      <text:p text:style-name="P2">Il faut identifier les scénarios possibles dans un équipement pour lequel on aurait besoin d'une valve</text:p>
      <text:p text:style-name="P2"/>
      <text:p text:style-name="P2">2 pressions à prendre en compte quand on choisit une valve : pression de design et pression opératoire</text:p>
      <text:p text:style-name="P2"/>
      <text:p text:style-name="P2">Pression de tarage au maximum égale à la pression de design. Probleme : après ouverture, la pression continue à augmenter pour un moment avant de redescendre. On peut donc dépasser la pression de design pendant un moment si la pression de tarage est trop proche de la pression de design</text:p>
      <text:p text:style-name="P2"/>
      <text:p text:style-name="P2">Dimension de soupape et torchère par rapport au pic de pression déterminé par rapport au modèle thermodynamique le plus proche de la réalité du système.</text:p>
      <text:p text:style-name="P2"/>
      <text:p text:style-name="P2">Etat de phase de la décharge est très importante : pour le même débit massique, le dimensionnement va être différent. </text:p>
      <text:p text:style-name="P2"/>
      <text:p text:style-name="P2">Feu sous un équipement : plusieurs causes possibles et plusieurs scénarios.</text:p>
      <text:p text:style-name="P2"><text:tab/>Si rempli de gaz, suivre la formule déjà déterminée.</text:p>
      <text:p text:style-name="P2"><text:tab/>Si rempli de liquide, pression dans l'équipement est la tension de vapeur à la température atteinte. Hypo : seule la partie 'mouillée' de l'équipement est chauffée (le gaz n'absorbe que peu d'énergie) La partie mouillée considérée est au maximum à 7.6 m au dessus du <text:span text:style-name="T1">feu</text:span><text:span text:style-name="T2"> </text:span></text:p>
      <text:p text:style-name="P2"/>
      <text:p text:style-name="P3"><text:span text:style-name="T2">La pression va augmenter jusqu'à la pression de tarage est atteinte. Gaz évacué, et le liquide va se vaporiser. Puissance absorbée par l'équipement divisé par l'enthalpie de vaporisation (dépend de la pression)</text:span></text:p>
      <text:p text:style-name="P4"><text:soft-page-break/><text:span text:style-name="T2">Scénario courant : expansion thermique. Besoin de soupapes d'expansion thermique pour des tuyaux bloqués par des vannes dans lesquels serait bloqué du liquide.</text:span></text:p>
      <text:p text:style-name="P4"/>
      <text:p text:style-name="P4"><text:span text:style-name="T2">Soupape travaile en delta de pressoin entre la pression d'entrée et de sortie. Contrepression constante en sortie et une fois que la soupape s'ouvre, pression </text:span></text:p>
      <text:p text:style-name="P4"/>
      <text:p text:style-name="P4"><text:span text:style-name="T2">Soupapes équilibrées tiennent compte de la pression atmosphérique et non de la pression relative de sortie. Connaissent la pression atmosphérique via un trou.</text:span></text:p>
      <text:p text:style-name="P4"/>
      <text:p text:style-name="P4"><text:span text:style-name="T2">Disques de rupture. Beaucoup moins cher qu'une soupape, mais ne peut bien sur pas se refermer. Utile en dernière ligne.</text:span></text:p>
      <text:p text:style-name="P4"/>
      <text:p text:style-name="P4"><text:span text:style-name="T2">Vitesse du son importante pour le débit. </text:span></text:p>
      <text:p text:style-name="P4"><text:span text:style-name="T2">C² = dp/drho </text:span></text:p>
      <text:p text:style-name="P5"><text:span text:style-name="T2">Ecoulement critique/sonique ne dépend que de la pression en amont.</text:span></text:p>
      <text:p text:style-name="P5"/>
      <text:p text:style-name="P5"><text:span text:style-name="T2">Si pas en écoulement sonique, prise en compte du delta p</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4:08:55.937686006</meta:creation-date>
    <dc:date>2014-11-26T15:12:53.402028006</dc:date>
    <meta:editing-duration>PT48M45S</meta:editing-duration>
    <meta:editing-cycles>3</meta:editing-cycles>
    <meta:generator>LibreOffice/4.2.7.2$Linux_X86_64 LibreOffice_project/420m0$Build-2</meta:generator>
    <meta:document-statistic meta:table-count="0" meta:image-count="0" meta:object-count="0" meta:page-count="2" meta:paragraph-count="29" meta:word-count="568" meta:character-count="3548" meta:non-whitespace-character-count="3000"/>
  </office:meta>
</office:document-meta>
</file>